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Times" svg:font-family="Times"/>
  </office:font-face-decls>
  <office:automatic-styles>
    <style:style style:name="P1" style:family="paragraph" style:parent-style-name="Standard">
      <style:paragraph-properties fo:margin-bottom="0.2075in"/>
      <style:text-properties style:font-name="Times" fo:font-size="18.0pt" fo:color="#000000"/>
    </style:style>
    <style:style style:name="P2" style:family="paragraph" style:parent-style-name="Standard">
      <style:paragraph-properties fo:margin-bottom="0.1667in"/>
      <style:text-properties style:font-name="Times" fo:font-size="12.0pt" fo:color="#000000"/>
    </style:style>
    <style:style style:name="P3" style:family="paragraph" style:parent-style-name="Standard">
      <style:text-properties style:font-name="Courier" fo:font-size="12.0pt" fo:color="#000000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Docker Cheat Sheet with examples</text:span></text:p>
      <text:p text:style-name="P2"><text:span text:style-name="T2">Pull a base image.</text:span></text:p>
      <text:p text:style-name="P3"><text:span text:style-name="T2">$ docker pull ubuntu</text:span></text:p>
      <text:p text:style-name="P2"><text:span text:style-name="T2">To create a Container.</text:span></text:p>
      <text:p text:style-name="P3"><text:span text:style-name="T2">$ docker run -d -it ubuntu /bin/bash</text:span></text:p>
      <text:p text:style-name="P2"><text:span text:style-name="T2">To stop a Container.</text:span></text:p>
      <text:p text:style-name="P3"><text:span text:style-name="T2">$ docker stop container_id</text:span></text:p>
      <text:p text:style-name="P2"><text:span text:style-name="T2">To restart a Container.</text:span></text:p>
      <text:p text:style-name="P3"><text:span text:style-name="T2">$ docker restart container_id</text:span></text:p>
      <text:p text:style-name="P2"><text:span text:style-name="T2">To Connect to a running Container.</text:span></text:p>
      <text:p text:style-name="P3"><text:span text:style-name="T2">$ docker attach container_id</text:span></text:p>
      <text:p text:style-name="P2"><text:span text:style-name="T2">To copy a file from a container to the host, you can use the command</text:span></text:p>
      <text:p text:style-name="P3"><text:span text:style-name="T2">$ docker cp containerId:/file/path/within/container /host/path/target</text:span></text:p>
      <text:p text:style-name="P2"><text:span text:style-name="T2">Copying files from host to docker container</text:span></text:p>
      <text:p text:style-name="P3"><text:span text:style-name="T2">$ docker cp foo.txt mycontainer:/foo.txt</text:span></text:p>
      <text:p text:style-name="P3"><text:span text:style-name="T2">$ docker cp mycontainer:/foo.txt foo.txt</text:span></text:p>
      <text:p text:style-name="P2"><text:span text:style-name="T2">How to mount host directory in docker container?</text:span></text:p>
      <text:p text:style-name="P3"><text:span text:style-name="T2">$ docker run -v /host/directory:/container/directory image_name command_to_run</text:span></text:p>
      <text:p text:style-name="P3"><text:span text:style-name="T2">$ docker run -d -it -v /usr/kishore/main_folder:/test_container ubuntu /bin/bash </text:span></text:p>
      <text:p text:style-name="P3"><text:span text:style-name="T2"><text:s text:c="2"/></text:span></text:p>
      <text:p text:style-name="P3"><text:span text:style-name="T2"><text:s text:c="2"/>Example</text:span></text:p>
      <text:p text:style-name="P3"><text:span text:style-name="T2"><text:s text:c="2"/>docker run --name myjenkins -p 8080:8080 -p 50000:50000 -v /var/jenkins_home jenkins</text:span></text:p>
      <text:p text:style-name="P2"><text:span text:style-name="T2">To delete a Container?</text:span></text:p>
      <text:p text:style-name="P3"><text:span text:style-name="T2">$ docker rm container_id</text:span></text:p>
      <text:p text:style-name="P2"><text:span text:style-name="T2">To show running Containers. With -a option, it shows running and stopped Containers.</text:span></text:p>
      <text:p text:style-name="P3"><text:span text:style-name="T2">$ docker ps</text:span></text:p>
      <text:p text:style-name="P2"><text:span text:style-name="T2">To show Container information like IP adress.</text:span></text:p>
      <text:p text:style-name="P3"><text:span text:style-name="T2">$ docker inspect container_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5</meta:generator>
  </office:meta>
</office:document-meta>
</file>